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3.108cm" svg:y="0.001cm">
            <draw:object draw:notify-on-update-of-ranges="Лист1.A1:Лист1.A999 Лист1.B1:Лист1.B9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990000">
            <text:p>4990000</text:p>
          </table:table-cell>
          <table:table-cell office:value-type="float" office:value="161513">
            <text:p>161513</text:p>
          </table:table-cell>
        </table:table-row>
        <table:table-row table:style-name="ro1">
          <table:table-cell office:value-type="float" office:value="4980000">
            <text:p>4980000</text:p>
          </table:table-cell>
          <table:table-cell office:value-type="float" office:value="173514">
            <text:p>173514</text:p>
          </table:table-cell>
        </table:table-row>
        <table:table-row table:style-name="ro1">
          <table:table-cell office:value-type="float" office:value="4970000">
            <text:p>4970000</text:p>
          </table:table-cell>
          <table:table-cell office:value-type="float" office:value="129511">
            <text:p>129511</text:p>
          </table:table-cell>
        </table:table-row>
        <table:table-row table:style-name="ro1">
          <table:table-cell office:value-type="float" office:value="4960000">
            <text:p>4960000</text:p>
          </table:table-cell>
          <table:table-cell office:value-type="float" office:value="153513">
            <text:p>153513</text:p>
          </table:table-cell>
        </table:table-row>
        <table:table-row table:style-name="ro1">
          <table:table-cell office:value-type="float" office:value="4950000">
            <text:p>4950000</text:p>
          </table:table-cell>
          <table:table-cell office:value-type="float" office:value="157513">
            <text:p>157513</text:p>
          </table:table-cell>
        </table:table-row>
        <table:table-row table:style-name="ro1">
          <table:table-cell office:value-type="float" office:value="4940000">
            <text:p>4940000</text:p>
          </table:table-cell>
          <table:table-cell office:value-type="float" office:value="145512">
            <text:p>145512</text:p>
          </table:table-cell>
        </table:table-row>
        <table:table-row table:style-name="ro1">
          <table:table-cell office:value-type="float" office:value="4930000">
            <text:p>4930000</text:p>
          </table:table-cell>
          <table:table-cell office:value-type="float" office:value="129511">
            <text:p>129511</text:p>
          </table:table-cell>
        </table:table-row>
        <table:table-row table:style-name="ro1">
          <table:table-cell office:value-type="float" office:value="4920000">
            <text:p>4920000</text:p>
          </table:table-cell>
          <table:table-cell office:value-type="float" office:value="153513">
            <text:p>153513</text:p>
          </table:table-cell>
        </table:table-row>
        <table:table-row table:style-name="ro1">
          <table:table-cell office:value-type="float" office:value="4910000">
            <text:p>4910000</text:p>
          </table:table-cell>
          <table:table-cell office:value-type="float" office:value="137512">
            <text:p>137512</text:p>
          </table:table-cell>
        </table:table-row>
        <table:table-row table:style-name="ro1">
          <table:table-cell office:value-type="float" office:value="4900000">
            <text:p>4900000</text:p>
          </table:table-cell>
          <table:table-cell office:value-type="float" office:value="153513">
            <text:p>153513</text:p>
          </table:table-cell>
        </table:table-row>
        <table:table-row table:style-name="ro1">
          <table:table-cell office:value-type="float" office:value="4890000">
            <text:p>4890000</text:p>
          </table:table-cell>
          <table:table-cell office:value-type="float" office:value="125511">
            <text:p>125511</text:p>
          </table:table-cell>
        </table:table-row>
        <table:table-row table:style-name="ro1">
          <table:table-cell office:value-type="float" office:value="4880000">
            <text:p>4880000</text:p>
          </table:table-cell>
          <table:table-cell office:value-type="float" office:value="133512">
            <text:p>133512</text:p>
          </table:table-cell>
        </table:table-row>
        <table:table-row table:style-name="ro1">
          <table:table-cell office:value-type="float" office:value="4870000">
            <text:p>4870000</text:p>
          </table:table-cell>
          <table:table-cell office:value-type="float" office:value="129511">
            <text:p>129511</text:p>
          </table:table-cell>
        </table:table-row>
        <table:table-row table:style-name="ro1">
          <table:table-cell office:value-type="float" office:value="4860000">
            <text:p>4860000</text:p>
          </table:table-cell>
          <table:table-cell office:value-type="float" office:value="113510">
            <text:p>113510</text:p>
          </table:table-cell>
        </table:table-row>
        <table:table-row table:style-name="ro1">
          <table:table-cell office:value-type="float" office:value="4850000">
            <text:p>4850000</text:p>
          </table:table-cell>
          <table:table-cell office:value-type="float" office:value="113510">
            <text:p>113510</text:p>
          </table:table-cell>
        </table:table-row>
        <table:table-row table:style-name="ro1">
          <table:table-cell office:value-type="float" office:value="4840000">
            <text:p>4840000</text:p>
          </table:table-cell>
          <table:table-cell office:value-type="float" office:value="117511">
            <text:p>117511</text:p>
          </table:table-cell>
        </table:table-row>
        <table:table-row table:style-name="ro1">
          <table:table-cell office:value-type="float" office:value="4830000">
            <text:p>4830000</text:p>
          </table:table-cell>
          <table:table-cell office:value-type="float" office:value="129511">
            <text:p>129511</text:p>
          </table:table-cell>
        </table:table-row>
        <table:table-row table:style-name="ro1">
          <table:table-cell office:value-type="float" office:value="4820000">
            <text:p>4820000</text:p>
          </table:table-cell>
          <table:table-cell office:value-type="float" office:value="117511">
            <text:p>117511</text:p>
          </table:table-cell>
        </table:table-row>
        <table:table-row table:style-name="ro1">
          <table:table-cell office:value-type="float" office:value="4810000">
            <text:p>4810000</text:p>
          </table:table-cell>
          <table:table-cell office:value-type="float" office:value="125511">
            <text:p>125511</text:p>
          </table:table-cell>
        </table:table-row>
        <table:table-row table:style-name="ro1">
          <table:table-cell office:value-type="float" office:value="4800000">
            <text:p>4800000</text:p>
          </table:table-cell>
          <table:table-cell office:value-type="float" office:value="133512">
            <text:p>133512</text:p>
          </table:table-cell>
        </table:table-row>
        <table:table-row table:style-name="ro1">
          <table:table-cell office:value-type="float" office:value="4790000">
            <text:p>4790000</text:p>
          </table:table-cell>
          <table:table-cell office:value-type="float" office:value="133512">
            <text:p>133512</text:p>
          </table:table-cell>
        </table:table-row>
        <table:table-row table:style-name="ro1">
          <table:table-cell office:value-type="float" office:value="4780000">
            <text:p>478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4770000">
            <text:p>4770000</text:p>
          </table:table-cell>
          <table:table-cell office:value-type="float" office:value="117511">
            <text:p>117511</text:p>
          </table:table-cell>
        </table:table-row>
        <table:table-row table:style-name="ro1">
          <table:table-cell office:value-type="float" office:value="4760000">
            <text:p>476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4750000">
            <text:p>475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4740000">
            <text:p>474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4730000">
            <text:p>4730000</text:p>
          </table:table-cell>
          <table:table-cell office:value-type="float" office:value="105510">
            <text:p>105510</text:p>
          </table:table-cell>
        </table:table-row>
        <table:table-row table:style-name="ro1">
          <table:table-cell office:value-type="float" office:value="4720000">
            <text:p>4720000</text:p>
          </table:table-cell>
          <table:table-cell office:value-type="float" office:value="129511">
            <text:p>129511</text:p>
          </table:table-cell>
        </table:table-row>
        <table:table-row table:style-name="ro1">
          <table:table-cell office:value-type="float" office:value="4710000">
            <text:p>4710000</text:p>
          </table:table-cell>
          <table:table-cell office:value-type="float" office:value="121511">
            <text:p>121511</text:p>
          </table:table-cell>
        </table:table-row>
        <table:table-row table:style-name="ro1">
          <table:table-cell office:value-type="float" office:value="4700000">
            <text:p>4700000</text:p>
          </table:table-cell>
          <table:table-cell office:value-type="float" office:value="113510">
            <text:p>113510</text:p>
          </table:table-cell>
        </table:table-row>
        <table:table-row table:style-name="ro1">
          <table:table-cell office:value-type="float" office:value="4690000">
            <text:p>4690000</text:p>
          </table:table-cell>
          <table:table-cell office:value-type="float" office:value="121511">
            <text:p>121511</text:p>
          </table:table-cell>
        </table:table-row>
        <table:table-row table:style-name="ro1">
          <table:table-cell office:value-type="float" office:value="4680000">
            <text:p>4680000</text:p>
          </table:table-cell>
          <table:table-cell office:value-type="float" office:value="109510">
            <text:p>109510</text:p>
          </table:table-cell>
        </table:table-row>
        <table:table-row table:style-name="ro1">
          <table:table-cell office:value-type="float" office:value="4670000">
            <text:p>4670000</text:p>
          </table:table-cell>
          <table:table-cell office:value-type="float" office:value="109510">
            <text:p>109510</text:p>
          </table:table-cell>
        </table:table-row>
        <table:table-row table:style-name="ro1">
          <table:table-cell office:value-type="float" office:value="4660000">
            <text:p>466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4650000">
            <text:p>4650000</text:p>
          </table:table-cell>
          <table:table-cell office:value-type="float" office:value="109510">
            <text:p>109510</text:p>
          </table:table-cell>
        </table:table-row>
        <table:table-row table:style-name="ro1">
          <table:table-cell office:value-type="float" office:value="4640000">
            <text:p>4640000</text:p>
          </table:table-cell>
          <table:table-cell office:value-type="float" office:value="117511">
            <text:p>117511</text:p>
          </table:table-cell>
        </table:table-row>
        <table:table-row table:style-name="ro1">
          <table:table-cell office:value-type="float" office:value="4630000">
            <text:p>4630000</text:p>
          </table:table-cell>
          <table:table-cell office:value-type="float" office:value="109510">
            <text:p>109510</text:p>
          </table:table-cell>
        </table:table-row>
        <table:table-row table:style-name="ro1">
          <table:table-cell office:value-type="float" office:value="4620000">
            <text:p>4620000</text:p>
          </table:table-cell>
          <table:table-cell office:value-type="float" office:value="105510">
            <text:p>105510</text:p>
          </table:table-cell>
        </table:table-row>
        <table:table-row table:style-name="ro1">
          <table:table-cell office:value-type="float" office:value="4610000">
            <text:p>461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4600000">
            <text:p>460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590000">
            <text:p>459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580000">
            <text:p>458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570000">
            <text:p>457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4560000">
            <text:p>456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550000">
            <text:p>455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4540000">
            <text:p>4540000</text:p>
          </table:table-cell>
          <table:table-cell office:value-type="float" office:value="105510">
            <text:p>105510</text:p>
          </table:table-cell>
        </table:table-row>
        <table:table-row table:style-name="ro1">
          <table:table-cell office:value-type="float" office:value="4530000">
            <text:p>453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520000">
            <text:p>452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4510000">
            <text:p>451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4500000">
            <text:p>450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4490000">
            <text:p>449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4480000">
            <text:p>448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470000">
            <text:p>44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460000">
            <text:p>44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450000">
            <text:p>445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440000">
            <text:p>444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430000">
            <text:p>443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420000">
            <text:p>44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410000">
            <text:p>44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400000">
            <text:p>44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390000">
            <text:p>439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380000">
            <text:p>43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70000">
            <text:p>437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360000">
            <text:p>436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350000">
            <text:p>435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340000">
            <text:p>434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330000">
            <text:p>43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20000">
            <text:p>43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310000">
            <text:p>431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300000">
            <text:p>43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290000">
            <text:p>42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80000">
            <text:p>428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270000">
            <text:p>42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60000">
            <text:p>426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4250000">
            <text:p>425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240000">
            <text:p>424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230000">
            <text:p>423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220000">
            <text:p>42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10000">
            <text:p>421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200000">
            <text:p>42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90000">
            <text:p>41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180000">
            <text:p>41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70000">
            <text:p>41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60000">
            <text:p>416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150000">
            <text:p>41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40000">
            <text:p>414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4130000">
            <text:p>413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120000">
            <text:p>412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4110000">
            <text:p>411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100000">
            <text:p>410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090000">
            <text:p>409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080000">
            <text:p>408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070000">
            <text:p>407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060000">
            <text:p>406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050000">
            <text:p>405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040000">
            <text:p>404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030000">
            <text:p>403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4020000">
            <text:p>402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4010000">
            <text:p>401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990000">
            <text:p>39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80000">
            <text:p>398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970000">
            <text:p>397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3960000">
            <text:p>396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950000">
            <text:p>39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40000">
            <text:p>394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930000">
            <text:p>393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920000">
            <text:p>39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910000">
            <text:p>39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00000">
            <text:p>390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890000">
            <text:p>389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880000">
            <text:p>388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870000">
            <text:p>38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60000">
            <text:p>386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850000">
            <text:p>385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840000">
            <text:p>38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30000">
            <text:p>383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820000">
            <text:p>38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10000">
            <text:p>381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800000">
            <text:p>38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790000">
            <text:p>379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780000">
            <text:p>378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770000">
            <text:p>377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760000">
            <text:p>376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750000">
            <text:p>375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740000">
            <text:p>37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730000">
            <text:p>37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20000">
            <text:p>372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710000">
            <text:p>371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700000">
            <text:p>37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690000">
            <text:p>369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680000">
            <text:p>368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670000">
            <text:p>367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660000">
            <text:p>366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650000">
            <text:p>36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640000">
            <text:p>364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630000">
            <text:p>363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3620000">
            <text:p>362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610000">
            <text:p>361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600000">
            <text:p>360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590000">
            <text:p>359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3580000">
            <text:p>358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570000">
            <text:p>357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560000">
            <text:p>356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550000">
            <text:p>355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540000">
            <text:p>354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3530000">
            <text:p>353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520000">
            <text:p>352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510000">
            <text:p>351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3500000">
            <text:p>350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490000">
            <text:p>349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480000">
            <text:p>348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470000">
            <text:p>347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3460000">
            <text:p>346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450000">
            <text:p>345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440000">
            <text:p>344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430000">
            <text:p>343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420000">
            <text:p>342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410000">
            <text:p>3410000</text:p>
          </table:table-cell>
          <table:table-cell office:value-type="float" office:value="109510">
            <text:p>109510</text:p>
          </table:table-cell>
        </table:table-row>
        <table:table-row table:style-name="ro1">
          <table:table-cell office:value-type="float" office:value="3400000">
            <text:p>340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390000">
            <text:p>339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380000">
            <text:p>338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370000">
            <text:p>337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360000">
            <text:p>336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350000">
            <text:p>335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3340000">
            <text:p>33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330000">
            <text:p>333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320000">
            <text:p>33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310000">
            <text:p>331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300000">
            <text:p>33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290000">
            <text:p>329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280000">
            <text:p>32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70000">
            <text:p>32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60000">
            <text:p>326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250000">
            <text:p>325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240000">
            <text:p>324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230000">
            <text:p>323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220000">
            <text:p>32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10000">
            <text:p>321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200000">
            <text:p>32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190000">
            <text:p>319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180000">
            <text:p>318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170000">
            <text:p>317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160000">
            <text:p>316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3150000">
            <text:p>315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140000">
            <text:p>314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130000">
            <text:p>313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3120000">
            <text:p>31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110000">
            <text:p>311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100000">
            <text:p>310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090000">
            <text:p>309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3080000">
            <text:p>308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070000">
            <text:p>307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060000">
            <text:p>306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3050000">
            <text:p>305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040000">
            <text:p>304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3030000">
            <text:p>303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3020000">
            <text:p>302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3010000">
            <text:p>301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990000">
            <text:p>299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980000">
            <text:p>298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970000">
            <text:p>297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2960000">
            <text:p>296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2950000">
            <text:p>295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2940000">
            <text:p>294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2930000">
            <text:p>29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920000">
            <text:p>29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910000">
            <text:p>291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2900000">
            <text:p>29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890000">
            <text:p>289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880000">
            <text:p>28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870000">
            <text:p>28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860000">
            <text:p>286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850000">
            <text:p>285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840000">
            <text:p>284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830000">
            <text:p>283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820000">
            <text:p>282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2810000">
            <text:p>281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2800000">
            <text:p>28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790000">
            <text:p>27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80000">
            <text:p>27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70000">
            <text:p>277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760000">
            <text:p>276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750000">
            <text:p>27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40000">
            <text:p>27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30000">
            <text:p>27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20000">
            <text:p>27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710000">
            <text:p>271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700000">
            <text:p>27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690000">
            <text:p>26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80000">
            <text:p>268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670000">
            <text:p>267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660000">
            <text:p>266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650000">
            <text:p>26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40000">
            <text:p>26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30000">
            <text:p>26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20000">
            <text:p>262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2610000">
            <text:p>26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00000">
            <text:p>26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590000">
            <text:p>25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580000">
            <text:p>25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570000">
            <text:p>257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2560000">
            <text:p>256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550000">
            <text:p>255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540000">
            <text:p>25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530000">
            <text:p>25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520000">
            <text:p>252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510000">
            <text:p>25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500000">
            <text:p>250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2490000">
            <text:p>249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2480000">
            <text:p>248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2470000">
            <text:p>247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2460000">
            <text:p>246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450000">
            <text:p>245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440000">
            <text:p>244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2430000">
            <text:p>243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420000">
            <text:p>242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2410000">
            <text:p>241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2400000">
            <text:p>240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390000">
            <text:p>239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2380000">
            <text:p>23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370000">
            <text:p>23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360000">
            <text:p>23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350000">
            <text:p>23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340000">
            <text:p>234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330000">
            <text:p>233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2320000">
            <text:p>23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310000">
            <text:p>23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300000">
            <text:p>23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290000">
            <text:p>22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280000">
            <text:p>22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270000">
            <text:p>22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60000">
            <text:p>22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250000">
            <text:p>22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240000">
            <text:p>22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230000">
            <text:p>22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20000">
            <text:p>22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210000">
            <text:p>22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00000">
            <text:p>22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190000">
            <text:p>21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180000">
            <text:p>21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170000">
            <text:p>21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160000">
            <text:p>21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150000">
            <text:p>21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140000">
            <text:p>214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130000">
            <text:p>21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120000">
            <text:p>21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110000">
            <text:p>211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100000">
            <text:p>21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090000">
            <text:p>20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080000">
            <text:p>208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070000">
            <text:p>20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060000">
            <text:p>206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2050000">
            <text:p>20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40000">
            <text:p>204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20000">
            <text:p>20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10000">
            <text:p>20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990000">
            <text:p>19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980000">
            <text:p>198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970000">
            <text:p>19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960000">
            <text:p>19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950000">
            <text:p>19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940000">
            <text:p>19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930000">
            <text:p>19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920000">
            <text:p>19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910000">
            <text:p>19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900000">
            <text:p>19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890000">
            <text:p>18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80000">
            <text:p>188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870000">
            <text:p>18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60000">
            <text:p>18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850000">
            <text:p>185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840000">
            <text:p>18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30000">
            <text:p>18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20000">
            <text:p>182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810000">
            <text:p>18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800000">
            <text:p>180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90000">
            <text:p>179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780000">
            <text:p>17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770000">
            <text:p>17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760000">
            <text:p>176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50000">
            <text:p>17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740000">
            <text:p>174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30000">
            <text:p>17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720000">
            <text:p>17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710000">
            <text:p>17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700000">
            <text:p>17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690000">
            <text:p>16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680000">
            <text:p>168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670000">
            <text:p>16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660000">
            <text:p>166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650000">
            <text:p>165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640000">
            <text:p>16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630000">
            <text:p>16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620000">
            <text:p>162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610000">
            <text:p>16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600000">
            <text:p>16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590000">
            <text:p>15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580000">
            <text:p>158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570000">
            <text:p>157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560000">
            <text:p>15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550000">
            <text:p>155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540000">
            <text:p>154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530000">
            <text:p>153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520000">
            <text:p>152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510000">
            <text:p>15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500000">
            <text:p>150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90000">
            <text:p>14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480000">
            <text:p>148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470000">
            <text:p>147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460000">
            <text:p>146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450000">
            <text:p>145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40000">
            <text:p>144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430000">
            <text:p>143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420000">
            <text:p>142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410000">
            <text:p>141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400000">
            <text:p>14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390000">
            <text:p>13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380000">
            <text:p>13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370000">
            <text:p>137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360000">
            <text:p>136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350000">
            <text:p>135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340000">
            <text:p>13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330000">
            <text:p>133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320000">
            <text:p>13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310000">
            <text:p>131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300000">
            <text:p>130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290000">
            <text:p>12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280000">
            <text:p>12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270000">
            <text:p>12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260000">
            <text:p>12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250000">
            <text:p>125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240000">
            <text:p>124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230000">
            <text:p>123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220000">
            <text:p>122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210000">
            <text:p>12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200000">
            <text:p>120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190000">
            <text:p>119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180000">
            <text:p>118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170000">
            <text:p>11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160000">
            <text:p>11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150000">
            <text:p>115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140000">
            <text:p>114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130000">
            <text:p>113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120000">
            <text:p>112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110000">
            <text:p>111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090000">
            <text:p>10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080000">
            <text:p>108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070000">
            <text:p>107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060000">
            <text:p>10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050000">
            <text:p>105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040000">
            <text:p>104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030000">
            <text:p>103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020000">
            <text:p>102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010000">
            <text:p>101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5505">
            <text:p>25505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4990000">
            <text:p>4990000</text:p>
          </table:table-cell>
          <table:table-cell office:value-type="float" office:value="153513">
            <text:p>153513</text:p>
          </table:table-cell>
        </table:table-row>
        <table:table-row table:style-name="ro1">
          <table:table-cell office:value-type="float" office:value="4980000">
            <text:p>4980000</text:p>
          </table:table-cell>
          <table:table-cell office:value-type="float" office:value="137512">
            <text:p>137512</text:p>
          </table:table-cell>
        </table:table-row>
        <table:table-row table:style-name="ro1">
          <table:table-cell office:value-type="float" office:value="4970000">
            <text:p>4970000</text:p>
          </table:table-cell>
          <table:table-cell office:value-type="float" office:value="129511">
            <text:p>129511</text:p>
          </table:table-cell>
        </table:table-row>
        <table:table-row table:style-name="ro1">
          <table:table-cell office:value-type="float" office:value="4960000">
            <text:p>4960000</text:p>
          </table:table-cell>
          <table:table-cell office:value-type="float" office:value="117511">
            <text:p>117511</text:p>
          </table:table-cell>
        </table:table-row>
        <table:table-row table:style-name="ro1">
          <table:table-cell office:value-type="float" office:value="4950000">
            <text:p>495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4940000">
            <text:p>4940000</text:p>
          </table:table-cell>
          <table:table-cell office:value-type="float" office:value="117511">
            <text:p>117511</text:p>
          </table:table-cell>
        </table:table-row>
        <table:table-row table:style-name="ro1">
          <table:table-cell office:value-type="float" office:value="4930000">
            <text:p>4930000</text:p>
          </table:table-cell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4920000">
            <text:p>492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910000">
            <text:p>491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900000">
            <text:p>49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890000">
            <text:p>4890000</text:p>
          </table:table-cell>
          <table:table-cell office:value-type="float" office:value="105510">
            <text:p>105510</text:p>
          </table:table-cell>
        </table:table-row>
        <table:table-row table:style-name="ro1">
          <table:table-cell office:value-type="float" office:value="4880000">
            <text:p>488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4870000">
            <text:p>487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860000">
            <text:p>486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850000">
            <text:p>4850000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4840000">
            <text:p>4840000</text:p>
          </table:table-cell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4830000">
            <text:p>483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820000">
            <text:p>482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810000">
            <text:p>48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800000">
            <text:p>480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790000">
            <text:p>479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780000">
            <text:p>47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770000">
            <text:p>4770000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4760000">
            <text:p>47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750000">
            <text:p>475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740000">
            <text:p>47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730000">
            <text:p>473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720000">
            <text:p>47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710000">
            <text:p>47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700000">
            <text:p>47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690000">
            <text:p>469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680000">
            <text:p>46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670000">
            <text:p>46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660000">
            <text:p>46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650000">
            <text:p>46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640000">
            <text:p>46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630000">
            <text:p>463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620000">
            <text:p>46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610000">
            <text:p>46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600000">
            <text:p>46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590000">
            <text:p>45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580000">
            <text:p>458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570000">
            <text:p>45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560000">
            <text:p>45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550000">
            <text:p>455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540000">
            <text:p>45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530000">
            <text:p>45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520000">
            <text:p>45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510000">
            <text:p>451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500000">
            <text:p>45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490000">
            <text:p>44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480000">
            <text:p>44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470000">
            <text:p>44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460000">
            <text:p>4460000</text:p>
          </table:table-cell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4450000">
            <text:p>445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440000">
            <text:p>444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430000">
            <text:p>44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420000">
            <text:p>44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410000">
            <text:p>44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400000">
            <text:p>44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90000">
            <text:p>43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80000">
            <text:p>438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370000">
            <text:p>43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60000">
            <text:p>43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50000">
            <text:p>43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40000">
            <text:p>434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330000">
            <text:p>43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20000">
            <text:p>43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10000">
            <text:p>43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300000">
            <text:p>43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90000">
            <text:p>42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80000">
            <text:p>42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70000">
            <text:p>427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260000">
            <text:p>426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250000">
            <text:p>42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40000">
            <text:p>42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30000">
            <text:p>42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20000">
            <text:p>42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10000">
            <text:p>42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200000">
            <text:p>42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90000">
            <text:p>41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80000">
            <text:p>41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70000">
            <text:p>41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60000">
            <text:p>41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50000">
            <text:p>41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140000">
            <text:p>41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30000">
            <text:p>41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20000">
            <text:p>41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10000">
            <text:p>41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100000">
            <text:p>41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090000">
            <text:p>40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080000">
            <text:p>40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070000">
            <text:p>40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060000">
            <text:p>40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050000">
            <text:p>40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4040000">
            <text:p>40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030000">
            <text:p>403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4020000">
            <text:p>40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010000">
            <text:p>40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90000">
            <text:p>39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80000">
            <text:p>39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70000">
            <text:p>39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960000">
            <text:p>39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50000">
            <text:p>39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40000">
            <text:p>39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30000">
            <text:p>39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20000">
            <text:p>39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910000">
            <text:p>39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900000">
            <text:p>39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890000">
            <text:p>38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880000">
            <text:p>38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70000">
            <text:p>38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60000">
            <text:p>38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850000">
            <text:p>38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40000">
            <text:p>38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30000">
            <text:p>38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20000">
            <text:p>38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10000">
            <text:p>38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800000">
            <text:p>38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90000">
            <text:p>37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80000">
            <text:p>37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770000">
            <text:p>37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60000">
            <text:p>37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50000">
            <text:p>37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40000">
            <text:p>37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30000">
            <text:p>37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20000">
            <text:p>37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10000">
            <text:p>37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700000">
            <text:p>37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690000">
            <text:p>36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680000">
            <text:p>368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670000">
            <text:p>36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660000">
            <text:p>36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650000">
            <text:p>36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640000">
            <text:p>36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630000">
            <text:p>36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620000">
            <text:p>36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610000">
            <text:p>36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600000">
            <text:p>36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90000">
            <text:p>35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80000">
            <text:p>35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70000">
            <text:p>35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60000">
            <text:p>35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50000">
            <text:p>35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40000">
            <text:p>35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30000">
            <text:p>35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20000">
            <text:p>35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10000">
            <text:p>35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500000">
            <text:p>35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490000">
            <text:p>34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480000">
            <text:p>34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470000">
            <text:p>34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460000">
            <text:p>34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450000">
            <text:p>34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440000">
            <text:p>34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430000">
            <text:p>34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420000">
            <text:p>34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410000">
            <text:p>34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400000">
            <text:p>34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390000">
            <text:p>33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380000">
            <text:p>33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370000">
            <text:p>33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360000">
            <text:p>33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350000">
            <text:p>33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340000">
            <text:p>33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330000">
            <text:p>33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320000">
            <text:p>33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3310000">
            <text:p>33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300000">
            <text:p>33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290000">
            <text:p>32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80000">
            <text:p>32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70000">
            <text:p>32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60000">
            <text:p>32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250000">
            <text:p>32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40000">
            <text:p>32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30000">
            <text:p>32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20000">
            <text:p>32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210000">
            <text:p>32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200000">
            <text:p>32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190000">
            <text:p>31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180000">
            <text:p>31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170000">
            <text:p>31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160000">
            <text:p>31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150000">
            <text:p>31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140000">
            <text:p>31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130000">
            <text:p>31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120000">
            <text:p>31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110000">
            <text:p>31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100000">
            <text:p>31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090000">
            <text:p>30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080000">
            <text:p>30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070000">
            <text:p>30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060000">
            <text:p>30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050000">
            <text:p>30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040000">
            <text:p>30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030000">
            <text:p>30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3020000">
            <text:p>30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010000">
            <text:p>30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990000">
            <text:p>29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980000">
            <text:p>29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970000">
            <text:p>29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960000">
            <text:p>29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950000">
            <text:p>29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940000">
            <text:p>29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930000">
            <text:p>29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920000">
            <text:p>29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910000">
            <text:p>29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900000">
            <text:p>29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890000">
            <text:p>28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880000">
            <text:p>28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870000">
            <text:p>28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860000">
            <text:p>28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850000">
            <text:p>28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840000">
            <text:p>28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830000">
            <text:p>283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820000">
            <text:p>28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810000">
            <text:p>281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800000">
            <text:p>28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90000">
            <text:p>279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80000">
            <text:p>27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70000">
            <text:p>27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760000">
            <text:p>27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50000">
            <text:p>27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740000">
            <text:p>27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730000">
            <text:p>27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720000">
            <text:p>2720000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710000">
            <text:p>27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700000">
            <text:p>27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90000">
            <text:p>26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680000">
            <text:p>26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70000">
            <text:p>26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660000">
            <text:p>26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50000">
            <text:p>26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40000">
            <text:p>26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630000">
            <text:p>26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620000">
            <text:p>26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610000">
            <text:p>261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600000">
            <text:p>26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590000">
            <text:p>259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580000">
            <text:p>25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570000">
            <text:p>257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560000">
            <text:p>25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550000">
            <text:p>255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540000">
            <text:p>25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530000">
            <text:p>25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520000">
            <text:p>25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510000">
            <text:p>25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500000">
            <text:p>25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490000">
            <text:p>24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480000">
            <text:p>24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470000">
            <text:p>24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460000">
            <text:p>24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450000">
            <text:p>24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440000">
            <text:p>244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430000">
            <text:p>24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420000">
            <text:p>24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410000">
            <text:p>24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400000">
            <text:p>240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390000">
            <text:p>23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380000">
            <text:p>23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370000">
            <text:p>23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360000">
            <text:p>236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350000">
            <text:p>23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340000">
            <text:p>23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330000">
            <text:p>23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320000">
            <text:p>232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310000">
            <text:p>23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300000">
            <text:p>23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90000">
            <text:p>22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80000">
            <text:p>2280000</text:p>
          </table:table-cell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270000">
            <text:p>22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60000">
            <text:p>22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50000">
            <text:p>22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40000">
            <text:p>22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30000">
            <text:p>22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20000">
            <text:p>22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10000">
            <text:p>221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200000">
            <text:p>22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190000">
            <text:p>21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180000">
            <text:p>21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170000">
            <text:p>21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160000">
            <text:p>21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150000">
            <text:p>21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140000">
            <text:p>21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130000">
            <text:p>21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120000">
            <text:p>212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110000">
            <text:p>211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100000">
            <text:p>21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90000">
            <text:p>20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80000">
            <text:p>20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70000">
            <text:p>207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060000">
            <text:p>20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50000">
            <text:p>20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40000">
            <text:p>20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20000">
            <text:p>20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010000">
            <text:p>201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990000">
            <text:p>199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980000">
            <text:p>198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970000">
            <text:p>197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960000">
            <text:p>196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950000">
            <text:p>19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940000">
            <text:p>194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930000">
            <text:p>193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920000">
            <text:p>192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910000">
            <text:p>191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900000">
            <text:p>190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90000">
            <text:p>189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880000">
            <text:p>188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70000">
            <text:p>187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860000">
            <text:p>18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50000">
            <text:p>185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40000">
            <text:p>184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30000">
            <text:p>183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820000">
            <text:p>18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810000">
            <text:p>181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800000">
            <text:p>180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90000">
            <text:p>179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80000">
            <text:p>178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70000">
            <text:p>177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60000">
            <text:p>176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750000">
            <text:p>175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40000">
            <text:p>174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30000">
            <text:p>173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20000">
            <text:p>1720000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710000">
            <text:p>171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700000">
            <text:p>170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690000">
            <text:p>169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680000">
            <text:p>168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670000">
            <text:p>167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660000">
            <text:p>166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650000">
            <text:p>165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640000">
            <text:p>164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630000">
            <text:p>163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620000">
            <text:p>162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610000">
            <text:p>161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600000">
            <text:p>160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590000">
            <text:p>159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580000">
            <text:p>158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570000">
            <text:p>157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560000">
            <text:p>156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550000">
            <text:p>155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540000">
            <text:p>154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530000">
            <text:p>153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520000">
            <text:p>1520000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510000">
            <text:p>151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500000">
            <text:p>150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490000">
            <text:p>149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80000">
            <text:p>148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70000">
            <text:p>147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60000">
            <text:p>146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50000">
            <text:p>145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40000">
            <text:p>144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430000">
            <text:p>143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20000">
            <text:p>142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10000">
            <text:p>141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400000">
            <text:p>140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390000">
            <text:p>139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380000">
            <text:p>138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370000">
            <text:p>137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360000">
            <text:p>136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350000">
            <text:p>135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340000">
            <text:p>134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330000">
            <text:p>133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320000">
            <text:p>132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310000">
            <text:p>131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300000">
            <text:p>130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290000">
            <text:p>129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280000">
            <text:p>128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270000">
            <text:p>127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260000">
            <text:p>126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250000">
            <text:p>125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240000">
            <text:p>124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230000">
            <text:p>123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220000">
            <text:p>122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210000">
            <text:p>121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200000">
            <text:p>120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190000">
            <text:p>119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180000">
            <text:p>118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170000">
            <text:p>117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160000">
            <text:p>116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150000">
            <text:p>115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140000">
            <text:p>114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130000">
            <text:p>113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120000">
            <text:p>112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110000">
            <text:p>111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090000">
            <text:p>109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080000">
            <text:p>108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070000">
            <text:p>107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060000">
            <text:p>106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050000">
            <text:p>105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040000">
            <text:p>104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030000">
            <text:p>103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020000">
            <text:p>102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010000">
            <text:p>101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25505">
            <text:p>25505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497">
            <text:p>-24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1T22:28:45</dc:date>
    <dc:creator>Иван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2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34cm" svg:y="0.316cm" chart:style-name="ch2">
          <text:p>Зависимость времени удаления от кол-ва элементов</text:p>
        </chart:title>
        <chart:plot-area chart:style-name="ch3" table:cell-range-address="Лист1.A1:Лист1.B999" svg:x="0.891cm" svg:y="1.122cm" svg:width="15.003cm" svg:height="8.284cm">
          <chartooo:coordinate-region svg:x="2.253cm" svg:y="1.322cm" svg:width="12.991cm" svg:height="7.4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999" chart:class="chart:scatter">
            <chart:domain table:cell-range-address="Лист1.A1:Лист1.A999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0000">
                <text:p>4990000</text:p>
                <draw:g>
                  <svg:desc>Лист1.A1:Лист1.A999</svg:desc>
                </draw:g>
              </table:table-cell>
              <table:table-cell office:value-type="float" office:value="161513">
                <text:p>161513</text:p>
                <draw:g>
                  <svg:desc>Лист1.B1:Лист1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0000">
                <text:p>4980000</text:p>
              </table:table-cell>
              <table:table-cell office:value-type="float" office:value="173514">
                <text:p>173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70000">
                <text:p>4970000</text:p>
              </table:table-cell>
              <table:table-cell office:value-type="float" office:value="129511">
                <text:p>129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60000">
                <text:p>4960000</text:p>
              </table:table-cell>
              <table:table-cell office:value-type="float" office:value="153513">
                <text:p>153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0000">
                <text:p>4950000</text:p>
              </table:table-cell>
              <table:table-cell office:value-type="float" office:value="157513">
                <text:p>157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40000">
                <text:p>4940000</text:p>
              </table:table-cell>
              <table:table-cell office:value-type="float" office:value="145512">
                <text:p>145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30000">
                <text:p>4930000</text:p>
              </table:table-cell>
              <table:table-cell office:value-type="float" office:value="129511">
                <text:p>129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20000">
                <text:p>4920000</text:p>
              </table:table-cell>
              <table:table-cell office:value-type="float" office:value="153513">
                <text:p>153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10000">
                <text:p>4910000</text:p>
              </table:table-cell>
              <table:table-cell office:value-type="float" office:value="137512">
                <text:p>137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0000">
                <text:p>4900000</text:p>
              </table:table-cell>
              <table:table-cell office:value-type="float" office:value="153513">
                <text:p>153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90000">
                <text:p>4890000</text:p>
              </table:table-cell>
              <table:table-cell office:value-type="float" office:value="125511">
                <text:p>125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80000">
                <text:p>4880000</text:p>
              </table:table-cell>
              <table:table-cell office:value-type="float" office:value="133512">
                <text:p>133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70000">
                <text:p>4870000</text:p>
              </table:table-cell>
              <table:table-cell office:value-type="float" office:value="129511">
                <text:p>129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60000">
                <text:p>4860000</text:p>
              </table:table-cell>
              <table:table-cell office:value-type="float" office:value="113510">
                <text:p>1135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50000">
                <text:p>4850000</text:p>
              </table:table-cell>
              <table:table-cell office:value-type="float" office:value="113510">
                <text:p>1135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40000">
                <text:p>484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30000">
                <text:p>4830000</text:p>
              </table:table-cell>
              <table:table-cell office:value-type="float" office:value="129511">
                <text:p>129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20000">
                <text:p>482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10000">
                <text:p>4810000</text:p>
              </table:table-cell>
              <table:table-cell office:value-type="float" office:value="125511">
                <text:p>125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0000">
                <text:p>4800000</text:p>
              </table:table-cell>
              <table:table-cell office:value-type="float" office:value="133512">
                <text:p>133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90000">
                <text:p>4790000</text:p>
              </table:table-cell>
              <table:table-cell office:value-type="float" office:value="133512">
                <text:p>133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80000">
                <text:p>478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70000">
                <text:p>477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60000">
                <text:p>476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50000">
                <text:p>475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40000">
                <text:p>474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30000">
                <text:p>473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0000">
                <text:p>4720000</text:p>
              </table:table-cell>
              <table:table-cell office:value-type="float" office:value="129511">
                <text:p>129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10000">
                <text:p>4710000</text:p>
              </table:table-cell>
              <table:table-cell office:value-type="float" office:value="121511">
                <text:p>121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00000">
                <text:p>4700000</text:p>
              </table:table-cell>
              <table:table-cell office:value-type="float" office:value="113510">
                <text:p>1135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90000">
                <text:p>4690000</text:p>
              </table:table-cell>
              <table:table-cell office:value-type="float" office:value="121511">
                <text:p>1215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0000">
                <text:p>468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70000">
                <text:p>467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0000">
                <text:p>466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50000">
                <text:p>465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40000">
                <text:p>464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30000">
                <text:p>463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20000">
                <text:p>462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10000">
                <text:p>461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0000">
                <text:p>46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0000">
                <text:p>45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80000">
                <text:p>45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70000">
                <text:p>457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60000">
                <text:p>45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50000">
                <text:p>455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40000">
                <text:p>454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30000">
                <text:p>45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20000">
                <text:p>452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10000">
                <text:p>451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0000">
                <text:p>450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90000">
                <text:p>449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80000">
                <text:p>44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0000">
                <text:p>44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60000">
                <text:p>44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50000">
                <text:p>44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40000">
                <text:p>44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30000">
                <text:p>44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20000">
                <text:p>44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0000">
                <text:p>44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00000">
                <text:p>44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90000">
                <text:p>43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80000">
                <text:p>43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70000">
                <text:p>43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60000">
                <text:p>43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50000">
                <text:p>43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40000">
                <text:p>43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30000">
                <text:p>43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20000">
                <text:p>43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10000">
                <text:p>43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00000">
                <text:p>43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0000">
                <text:p>42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80000">
                <text:p>42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70000">
                <text:p>42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60000">
                <text:p>426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50000">
                <text:p>42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40000">
                <text:p>42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30000">
                <text:p>42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20000">
                <text:p>42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10000">
                <text:p>42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0000">
                <text:p>42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90000">
                <text:p>41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80000">
                <text:p>41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70000">
                <text:p>41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60000">
                <text:p>41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50000">
                <text:p>41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40000">
                <text:p>414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30000">
                <text:p>41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20000">
                <text:p>412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10000">
                <text:p>41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00000">
                <text:p>41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90000">
                <text:p>40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80000">
                <text:p>408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70000">
                <text:p>40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60000">
                <text:p>40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0000">
                <text:p>40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40000">
                <text:p>40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30000">
                <text:p>403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20000">
                <text:p>402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10000">
                <text:p>40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000">
                <text:p>40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0000">
                <text:p>39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80000">
                <text:p>39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70000">
                <text:p>397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60000">
                <text:p>39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50000">
                <text:p>39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40000">
                <text:p>39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30000">
                <text:p>39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20000">
                <text:p>39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10000">
                <text:p>39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00000">
                <text:p>39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90000">
                <text:p>389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80000">
                <text:p>388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70000">
                <text:p>38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60000">
                <text:p>38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50000">
                <text:p>38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40000">
                <text:p>38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30000">
                <text:p>38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20000">
                <text:p>38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10000">
                <text:p>38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00000">
                <text:p>38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90000">
                <text:p>37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80000">
                <text:p>378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70000">
                <text:p>37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60000">
                <text:p>37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50000">
                <text:p>37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40000">
                <text:p>37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30000">
                <text:p>37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20000">
                <text:p>37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10000">
                <text:p>37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00000">
                <text:p>37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90000">
                <text:p>36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80000">
                <text:p>368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70000">
                <text:p>36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60000">
                <text:p>36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50000">
                <text:p>36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40000">
                <text:p>364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30000">
                <text:p>363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20000">
                <text:p>362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10000">
                <text:p>361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00000">
                <text:p>360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90000">
                <text:p>359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80000">
                <text:p>358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0000">
                <text:p>357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60000">
                <text:p>35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50000">
                <text:p>35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40000">
                <text:p>354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30000">
                <text:p>35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20000">
                <text:p>35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10000">
                <text:p>351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00000">
                <text:p>35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0000">
                <text:p>34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80000">
                <text:p>34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70000">
                <text:p>347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60000">
                <text:p>346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50000">
                <text:p>34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40000">
                <text:p>34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30000">
                <text:p>34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20000">
                <text:p>342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10000">
                <text:p>341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00000">
                <text:p>34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90000">
                <text:p>339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80000">
                <text:p>338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70000">
                <text:p>33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60000">
                <text:p>33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50000">
                <text:p>33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40000">
                <text:p>33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0000">
                <text:p>33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20000">
                <text:p>33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10000">
                <text:p>33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00000">
                <text:p>33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90000">
                <text:p>32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80000">
                <text:p>3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70000">
                <text:p>32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60000">
                <text:p>32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50000">
                <text:p>32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40000">
                <text:p>324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30000">
                <text:p>32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20000">
                <text:p>32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10000">
                <text:p>32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00000">
                <text:p>32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90000">
                <text:p>31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80000">
                <text:p>318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70000">
                <text:p>31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60000">
                <text:p>316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50000">
                <text:p>31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40000">
                <text:p>31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30000">
                <text:p>313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20000">
                <text:p>31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10000">
                <text:p>31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00000">
                <text:p>31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90000">
                <text:p>309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80000">
                <text:p>30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70000">
                <text:p>30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60000">
                <text:p>306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50000">
                <text:p>30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40000">
                <text:p>30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30000">
                <text:p>303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20000">
                <text:p>302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10000">
                <text:p>30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00000">
                <text:p>30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0000">
                <text:p>29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80000">
                <text:p>29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70000">
                <text:p>29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60000">
                <text:p>296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50000">
                <text:p>295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40000">
                <text:p>294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30000">
                <text:p>29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20000">
                <text:p>29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10000">
                <text:p>291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00000">
                <text:p>29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90000">
                <text:p>28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80000">
                <text:p>28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70000">
                <text:p>28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60000">
                <text:p>28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50000">
                <text:p>28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40000">
                <text:p>28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30000">
                <text:p>28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20000">
                <text:p>28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10000">
                <text:p>28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00000">
                <text:p>28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90000">
                <text:p>27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80000">
                <text:p>27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70000">
                <text:p>27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60000">
                <text:p>27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50000">
                <text:p>27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40000">
                <text:p>27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30000">
                <text:p>27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20000">
                <text:p>27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10000">
                <text:p>27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00000">
                <text:p>27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90000">
                <text:p>26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80000">
                <text:p>26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70000">
                <text:p>26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60000">
                <text:p>26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50000">
                <text:p>26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40000">
                <text:p>26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30000">
                <text:p>26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20000">
                <text:p>262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10000">
                <text:p>26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00000">
                <text:p>26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90000">
                <text:p>25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80000">
                <text:p>25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70000">
                <text:p>257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60000">
                <text:p>25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50000">
                <text:p>25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0000">
                <text:p>25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30000">
                <text:p>25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20000">
                <text:p>25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0000">
                <text:p>25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00">
                <text:p>250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0000">
                <text:p>24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80000">
                <text:p>248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70000">
                <text:p>24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60000">
                <text:p>24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50000">
                <text:p>24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40000">
                <text:p>24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30000">
                <text:p>24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20000">
                <text:p>24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10000">
                <text:p>241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00000">
                <text:p>24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90000">
                <text:p>239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80000">
                <text:p>23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70000">
                <text:p>2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60000">
                <text:p>23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50000">
                <text:p>2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40000">
                <text:p>23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30000">
                <text:p>23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20000">
                <text:p>23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10000">
                <text:p>23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00000">
                <text:p>23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90000">
                <text:p>22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80000">
                <text:p>2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70000">
                <text:p>22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60000">
                <text:p>22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50000">
                <text:p>22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40000">
                <text:p>22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30000">
                <text:p>22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20000">
                <text:p>22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10000">
                <text:p>22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00000">
                <text:p>22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90000">
                <text:p>21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80000">
                <text:p>21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70000">
                <text:p>21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60000">
                <text:p>21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50000">
                <text:p>21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40000">
                <text:p>21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30000">
                <text:p>21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20000">
                <text:p>21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10000">
                <text:p>21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00000">
                <text:p>21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90000">
                <text:p>20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80000">
                <text:p>20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70000">
                <text:p>20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60000">
                <text:p>20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50000">
                <text:p>20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40000">
                <text:p>20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30000">
                <text:p>20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0000">
                <text:p>20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10000">
                <text:p>20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00000">
                <text:p>20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90000">
                <text:p>19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80000">
                <text:p>19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70000">
                <text:p>19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60000">
                <text:p>19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50000">
                <text:p>19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40000">
                <text:p>19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0000">
                <text:p>19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20000">
                <text:p>19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10000">
                <text:p>19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00000">
                <text:p>19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90000">
                <text:p>18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80000">
                <text:p>18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70000">
                <text:p>18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60000">
                <text:p>18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50000">
                <text:p>18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40000">
                <text:p>18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30000">
                <text:p>18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20000">
                <text:p>18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10000">
                <text:p>18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00000">
                <text:p>18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0000">
                <text:p>17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80000">
                <text:p>17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70000">
                <text:p>17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60000">
                <text:p>17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50000">
                <text:p>17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40000">
                <text:p>17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30000">
                <text:p>17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20000">
                <text:p>17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10000">
                <text:p>17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00000">
                <text:p>17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90000">
                <text:p>16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80000">
                <text:p>16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70000">
                <text:p>16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0000">
                <text:p>16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50000">
                <text:p>16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40000">
                <text:p>16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30000">
                <text:p>16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20000">
                <text:p>16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10000">
                <text:p>16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00000">
                <text:p>16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90000">
                <text:p>15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80000">
                <text:p>15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70000">
                <text:p>15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60000">
                <text:p>15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50000">
                <text:p>15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40000">
                <text:p>15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30000">
                <text:p>15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20000">
                <text:p>15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10000">
                <text:p>15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00000">
                <text:p>15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90000">
                <text:p>14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0000">
                <text:p>14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70000">
                <text:p>14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0000">
                <text:p>14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50000">
                <text:p>14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40000">
                <text:p>14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30000">
                <text:p>14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20000">
                <text:p>14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10000">
                <text:p>14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00000">
                <text:p>14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0000">
                <text:p>13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80000">
                <text:p>13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70000">
                <text:p>13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60000">
                <text:p>13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50000">
                <text:p>13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40000">
                <text:p>13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0000">
                <text:p>13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20000">
                <text:p>13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10000">
                <text:p>13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00000">
                <text:p>13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0000">
                <text:p>12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80000">
                <text:p>12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70000">
                <text:p>12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60000">
                <text:p>12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50000">
                <text:p>12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40000">
                <text:p>12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30000">
                <text:p>12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20000">
                <text:p>12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10000">
                <text:p>12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00000">
                <text:p>12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90000">
                <text:p>11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80000">
                <text:p>11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70000">
                <text:p>11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60000">
                <text:p>11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50000">
                <text:p>11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40000">
                <text:p>11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30000">
                <text:p>11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20000">
                <text:p>11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10000">
                <text:p>11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00000">
                <text:p>11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90000">
                <text:p>10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80000">
                <text:p>10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70000">
                <text:p>10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60000">
                <text:p>10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50000">
                <text:p>10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40000">
                <text:p>10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30000">
                <text:p>10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0000">
                <text:p>10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0000">
                <text:p>10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0000">
                <text:p>10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0000">
                <text:p>9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80000">
                <text:p>9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70000">
                <text:p>9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60000">
                <text:p>9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50000">
                <text:p>9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0000">
                <text:p>9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30000">
                <text:p>9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20000">
                <text:p>9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10000">
                <text:p>9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0000">
                <text:p>9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0000">
                <text:p>8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80000">
                <text:p>8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70000">
                <text:p>8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60000">
                <text:p>8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50000">
                <text:p>8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0000">
                <text:p>8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0000">
                <text:p>8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20000">
                <text:p>8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10000">
                <text:p>8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0000">
                <text:p>8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90000">
                <text:p>7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0000">
                <text:p>7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0000">
                <text:p>7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0000">
                <text:p>7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50000">
                <text:p>7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0000">
                <text:p>7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30000">
                <text:p>7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0000">
                <text:p>7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0000">
                <text:p>7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00000">
                <text:p>7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0000">
                <text:p>6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80000">
                <text:p>6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70000">
                <text:p>6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60000">
                <text:p>6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50000">
                <text:p>6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40000">
                <text:p>6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30000">
                <text:p>6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0000">
                <text:p>6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0000">
                <text:p>6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00000">
                <text:p>6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0000">
                <text:p>5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80000">
                <text:p>5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70000">
                <text:p>5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0000">
                <text:p>56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0000">
                <text:p>5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40000">
                <text:p>5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0000">
                <text:p>5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0000">
                <text:p>5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0000">
                <text:p>5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0000">
                <text:p>5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0000">
                <text:p>49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80000">
                <text:p>4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0000">
                <text:p>4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0000">
                <text:p>4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0000">
                <text:p>4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0000">
                <text:p>4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30000">
                <text:p>4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0000">
                <text:p>42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0000">
                <text:p>41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0000">
                <text:p>4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0000">
                <text:p>39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80000">
                <text:p>3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0000">
                <text:p>37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0000">
                <text:p>36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0000">
                <text:p>3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40000">
                <text:p>3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0000">
                <text:p>3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0000">
                <text:p>3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10000">
                <text:p>3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0000">
                <text:p>3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90000">
                <text:p>29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0000">
                <text:p>28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0000">
                <text:p>2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0000">
                <text:p>26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0000">
                <text:p>25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0000">
                <text:p>24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0000">
                <text:p>23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0000">
                <text:p>22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0000">
                <text:p>21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0000">
                <text:p>20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0000">
                <text:p>19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0000">
                <text:p>18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0000">
                <text:p>17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0000">
                <text:p>16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0000">
                <text:p>15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0000">
                <text:p>1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0000">
                <text:p>13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000">
                <text:p>12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0000">
                <text:p>11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000">
                <text:p>10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0000">
                <text:p>9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0000">
                <text:p>8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000">
                <text:p>7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000">
                <text:p>6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000">
                <text:p>5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0000">
                <text:p>4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000">
                <text:p>30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000">
                <text:p>2000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00">
                <text:p>1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90000">
                <text:p>4990000</text:p>
              </table:table-cell>
              <table:table-cell office:value-type="float" office:value="153513">
                <text:p>1535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80000">
                <text:p>4980000</text:p>
              </table:table-cell>
              <table:table-cell office:value-type="float" office:value="137512">
                <text:p>1375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70000">
                <text:p>4970000</text:p>
              </table:table-cell>
              <table:table-cell office:value-type="float" office:value="129511">
                <text:p>1295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60000">
                <text:p>496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50000">
                <text:p>495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40000">
                <text:p>494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30000">
                <text:p>493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20000">
                <text:p>49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10000">
                <text:p>49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00000">
                <text:p>49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890000">
                <text:p>489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880000">
                <text:p>488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870000">
                <text:p>48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860000">
                <text:p>48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50000">
                <text:p>485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40000">
                <text:p>484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830000">
                <text:p>48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20000">
                <text:p>48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10000">
                <text:p>48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00000">
                <text:p>48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790000">
                <text:p>47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780000">
                <text:p>47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770000">
                <text:p>47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760000">
                <text:p>47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50000">
                <text:p>47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740000">
                <text:p>47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730000">
                <text:p>47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720000">
                <text:p>47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10000">
                <text:p>47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700000">
                <text:p>47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690000">
                <text:p>46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80000">
                <text:p>46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70000">
                <text:p>46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660000">
                <text:p>46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50000">
                <text:p>46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40000">
                <text:p>46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30000">
                <text:p>46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20000">
                <text:p>46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10000">
                <text:p>46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00000">
                <text:p>46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590000">
                <text:p>45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80000">
                <text:p>45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70000">
                <text:p>45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60000">
                <text:p>45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50000">
                <text:p>45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40000">
                <text:p>45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30000">
                <text:p>45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20000">
                <text:p>45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10000">
                <text:p>45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00000">
                <text:p>45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90000">
                <text:p>44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80000">
                <text:p>44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70000">
                <text:p>44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60000">
                <text:p>44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50000">
                <text:p>44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40000">
                <text:p>44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30000">
                <text:p>44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20000">
                <text:p>44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10000">
                <text:p>44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00000">
                <text:p>44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390000">
                <text:p>43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380000">
                <text:p>43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370000">
                <text:p>4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60000">
                <text:p>43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50000">
                <text:p>4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40000">
                <text:p>43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330000">
                <text:p>43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320000">
                <text:p>43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310000">
                <text:p>43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300000">
                <text:p>43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290000">
                <text:p>42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80000">
                <text:p>4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70000">
                <text:p>42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60000">
                <text:p>42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50000">
                <text:p>42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40000">
                <text:p>42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30000">
                <text:p>42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20000">
                <text:p>42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10000">
                <text:p>42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00000">
                <text:p>42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190000">
                <text:p>41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80000">
                <text:p>41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70000">
                <text:p>41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60000">
                <text:p>41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50000">
                <text:p>41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40000">
                <text:p>41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30000">
                <text:p>41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20000">
                <text:p>41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10000">
                <text:p>41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00000">
                <text:p>41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090000">
                <text:p>40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80000">
                <text:p>40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70000">
                <text:p>40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60000">
                <text:p>40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50000">
                <text:p>40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40000">
                <text:p>40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30000">
                <text:p>40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20000">
                <text:p>40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010000">
                <text:p>40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000000">
                <text:p>40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990000">
                <text:p>39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980000">
                <text:p>39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970000">
                <text:p>39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60000">
                <text:p>39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50000">
                <text:p>39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40000">
                <text:p>39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30000">
                <text:p>39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20000">
                <text:p>39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10000">
                <text:p>39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00000">
                <text:p>39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890000">
                <text:p>38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880000">
                <text:p>38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870000">
                <text:p>38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860000">
                <text:p>38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50000">
                <text:p>38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40000">
                <text:p>38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30000">
                <text:p>38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820000">
                <text:p>38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810000">
                <text:p>38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00000">
                <text:p>38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90000">
                <text:p>37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80000">
                <text:p>37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70000">
                <text:p>37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60000">
                <text:p>37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50000">
                <text:p>37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40000">
                <text:p>37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30000">
                <text:p>37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20000">
                <text:p>37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10000">
                <text:p>37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00000">
                <text:p>37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90000">
                <text:p>36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80000">
                <text:p>36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70000">
                <text:p>36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60000">
                <text:p>36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50000">
                <text:p>36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40000">
                <text:p>36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30000">
                <text:p>36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20000">
                <text:p>36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10000">
                <text:p>36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00000">
                <text:p>36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590000">
                <text:p>35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80000">
                <text:p>35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70000">
                <text:p>35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60000">
                <text:p>35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50000">
                <text:p>35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40000">
                <text:p>35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30000">
                <text:p>35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520000">
                <text:p>35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10000">
                <text:p>35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500000">
                <text:p>35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490000">
                <text:p>34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480000">
                <text:p>34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70000">
                <text:p>34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60000">
                <text:p>34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450000">
                <text:p>34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440000">
                <text:p>34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30000">
                <text:p>34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20000">
                <text:p>34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10000">
                <text:p>34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00000">
                <text:p>34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90000">
                <text:p>33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80000">
                <text:p>33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70000">
                <text:p>3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60000">
                <text:p>33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50000">
                <text:p>3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40000">
                <text:p>33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0000">
                <text:p>33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20000">
                <text:p>33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10000">
                <text:p>33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00000">
                <text:p>33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290000">
                <text:p>32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280000">
                <text:p>3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70000">
                <text:p>32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260000">
                <text:p>32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50000">
                <text:p>32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40000">
                <text:p>32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30000">
                <text:p>32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20000">
                <text:p>32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10000">
                <text:p>32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00000">
                <text:p>32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190000">
                <text:p>31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180000">
                <text:p>31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70000">
                <text:p>31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160000">
                <text:p>31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50000">
                <text:p>31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40000">
                <text:p>31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130000">
                <text:p>31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20000">
                <text:p>31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10000">
                <text:p>31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00000">
                <text:p>31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90000">
                <text:p>30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80000">
                <text:p>30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70000">
                <text:p>30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060000">
                <text:p>30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50000">
                <text:p>30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40000">
                <text:p>30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30000">
                <text:p>30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20000">
                <text:p>30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010000">
                <text:p>30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000000">
                <text:p>30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90000">
                <text:p>29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80000">
                <text:p>29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70000">
                <text:p>29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60000">
                <text:p>29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50000">
                <text:p>29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40000">
                <text:p>29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30000">
                <text:p>29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20000">
                <text:p>29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10000">
                <text:p>29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00000">
                <text:p>29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90000">
                <text:p>28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80000">
                <text:p>28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70000">
                <text:p>28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60000">
                <text:p>28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50000">
                <text:p>28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40000">
                <text:p>28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30000">
                <text:p>28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20000">
                <text:p>28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10000">
                <text:p>28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00000">
                <text:p>28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790000">
                <text:p>27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80000">
                <text:p>27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70000">
                <text:p>27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760000">
                <text:p>27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50000">
                <text:p>27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40000">
                <text:p>27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30000">
                <text:p>27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20000">
                <text:p>27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710000">
                <text:p>27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700000">
                <text:p>27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690000">
                <text:p>26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80000">
                <text:p>26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670000">
                <text:p>26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660000">
                <text:p>26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50000">
                <text:p>26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40000">
                <text:p>26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30000">
                <text:p>26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20000">
                <text:p>26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610000">
                <text:p>26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00000">
                <text:p>26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590000">
                <text:p>25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80000">
                <text:p>25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70000">
                <text:p>25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60000">
                <text:p>25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50000">
                <text:p>25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40000">
                <text:p>25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30000">
                <text:p>25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20000">
                <text:p>25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10000">
                <text:p>25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00000">
                <text:p>25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90000">
                <text:p>24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80000">
                <text:p>24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70000">
                <text:p>24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60000">
                <text:p>24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50000">
                <text:p>24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40000">
                <text:p>24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30000">
                <text:p>24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20000">
                <text:p>24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10000">
                <text:p>24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00000">
                <text:p>24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390000">
                <text:p>23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380000">
                <text:p>23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70000">
                <text:p>23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360000">
                <text:p>23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50000">
                <text:p>23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40000">
                <text:p>23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30000">
                <text:p>23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20000">
                <text:p>23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10000">
                <text:p>23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00000">
                <text:p>23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90000">
                <text:p>22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80000">
                <text:p>2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70000">
                <text:p>22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60000">
                <text:p>22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50000">
                <text:p>22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40000">
                <text:p>22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30000">
                <text:p>22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20000">
                <text:p>22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10000">
                <text:p>22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00000">
                <text:p>22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90000">
                <text:p>21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80000">
                <text:p>21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70000">
                <text:p>21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60000">
                <text:p>21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50000">
                <text:p>21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40000">
                <text:p>21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30000">
                <text:p>21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20000">
                <text:p>21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10000">
                <text:p>21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00000">
                <text:p>21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90000">
                <text:p>20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80000">
                <text:p>20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70000">
                <text:p>20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60000">
                <text:p>20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50000">
                <text:p>20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40000">
                <text:p>20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30000">
                <text:p>20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20000">
                <text:p>20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10000">
                <text:p>20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00000">
                <text:p>20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90000">
                <text:p>19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80000">
                <text:p>19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70000">
                <text:p>19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60000">
                <text:p>19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50000">
                <text:p>19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40000">
                <text:p>19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930000">
                <text:p>19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20000">
                <text:p>19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10000">
                <text:p>19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00000">
                <text:p>19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90000">
                <text:p>18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80000">
                <text:p>18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70000">
                <text:p>18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60000">
                <text:p>18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50000">
                <text:p>18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40000">
                <text:p>18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30000">
                <text:p>18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20000">
                <text:p>18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10000">
                <text:p>18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00000">
                <text:p>18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90000">
                <text:p>17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80000">
                <text:p>17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70000">
                <text:p>17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60000">
                <text:p>17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50000">
                <text:p>17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40000">
                <text:p>17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30000">
                <text:p>17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20000">
                <text:p>17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10000">
                <text:p>17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0000">
                <text:p>17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90000">
                <text:p>16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80000">
                <text:p>16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70000">
                <text:p>16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0000">
                <text:p>16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50000">
                <text:p>16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40000">
                <text:p>16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30000">
                <text:p>16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20000">
                <text:p>16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10000">
                <text:p>16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00000">
                <text:p>16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90000">
                <text:p>15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80000">
                <text:p>15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70000">
                <text:p>15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60000">
                <text:p>15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50000">
                <text:p>15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40000">
                <text:p>15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30000">
                <text:p>15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20000">
                <text:p>15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10000">
                <text:p>15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00000">
                <text:p>15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90000">
                <text:p>14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80000">
                <text:p>14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70000">
                <text:p>14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60000">
                <text:p>14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50000">
                <text:p>14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40000">
                <text:p>14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30000">
                <text:p>14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20000">
                <text:p>14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10000">
                <text:p>14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00000">
                <text:p>14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90000">
                <text:p>13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80000">
                <text:p>13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70000">
                <text:p>13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60000">
                <text:p>13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50000">
                <text:p>13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40000">
                <text:p>13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30000">
                <text:p>13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20000">
                <text:p>13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10000">
                <text:p>13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00000">
                <text:p>13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90000">
                <text:p>12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80000">
                <text:p>12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70000">
                <text:p>12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60000">
                <text:p>12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50000">
                <text:p>12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40000">
                <text:p>12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30000">
                <text:p>12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20000">
                <text:p>12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10000">
                <text:p>12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00000">
                <text:p>12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90000">
                <text:p>11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80000">
                <text:p>11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70000">
                <text:p>11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60000">
                <text:p>11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50000">
                <text:p>11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40000">
                <text:p>11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30000">
                <text:p>11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20000">
                <text:p>11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10000">
                <text:p>11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00000">
                <text:p>11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90000">
                <text:p>10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80000">
                <text:p>10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70000">
                <text:p>10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60000">
                <text:p>10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50000">
                <text:p>10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40000">
                <text:p>10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30000">
                <text:p>10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0000">
                <text:p>10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10000">
                <text:p>10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0000">
                <text:p>10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0000">
                <text:p>9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80000">
                <text:p>9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0000">
                <text:p>9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60000">
                <text:p>9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50000">
                <text:p>9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40000">
                <text:p>9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30000">
                <text:p>9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20000">
                <text:p>9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10000">
                <text:p>9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0000">
                <text:p>9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90000">
                <text:p>8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80000">
                <text:p>8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70000">
                <text:p>8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60000">
                <text:p>86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50000">
                <text:p>8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40000">
                <text:p>8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30000">
                <text:p>8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20000">
                <text:p>82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10000">
                <text:p>8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00000">
                <text:p>8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90000">
                <text:p>7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80000">
                <text:p>7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70000">
                <text:p>7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60000">
                <text:p>7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50000">
                <text:p>7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40000">
                <text:p>7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30000">
                <text:p>7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20000">
                <text:p>7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10000">
                <text:p>7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00000">
                <text:p>7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90000">
                <text:p>6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80000">
                <text:p>6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70000">
                <text:p>6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60000">
                <text:p>6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50000">
                <text:p>6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40000">
                <text:p>64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30000">
                <text:p>63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0000">
                <text:p>62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10000">
                <text:p>61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00000">
                <text:p>60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90000">
                <text:p>59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80000">
                <text:p>5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70000">
                <text:p>57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60000">
                <text:p>56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50000">
                <text:p>5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40000">
                <text:p>54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30000">
                <text:p>53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20000">
                <text:p>52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10000">
                <text:p>51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00000">
                <text:p>50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90000">
                <text:p>49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80000">
                <text:p>48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0000">
                <text:p>4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60000">
                <text:p>46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50000">
                <text:p>4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40000">
                <text:p>44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30000">
                <text:p>4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20000">
                <text:p>42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10000">
                <text:p>41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00000">
                <text:p>40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90000">
                <text:p>39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80000">
                <text:p>38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70000">
                <text:p>37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60000">
                <text:p>3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50000">
                <text:p>35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40000">
                <text:p>34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30000">
                <text:p>3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0000">
                <text:p>32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10000">
                <text:p>31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00000">
                <text:p>30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0000">
                <text:p>29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80000">
                <text:p>28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0000">
                <text:p>27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60000">
                <text:p>26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50000">
                <text:p>25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0000">
                <text:p>24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0000">
                <text:p>2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20000">
                <text:p>22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0000">
                <text:p>21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000">
                <text:p>20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0000">
                <text:p>19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0000">
                <text:p>18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0000">
                <text:p>17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0000">
                <text:p>16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0000">
                <text:p>15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0000">
                <text:p>14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0000">
                <text:p>13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0000">
                <text:p>12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0000">
                <text:p>11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000">
                <text:p>10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0000">
                <text:p>9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0000">
                <text:p>8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0000">
                <text:p>7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0000">
                <text:p>6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0000">
                <text:p>5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0000">
                <text:p>40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0000">
                <text:p>3000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00">
                <text:p>2000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00">
                <text:p>10000</text:p>
              </table:table-cell>
              <table:table-cell office:value-type="float" office:value="21505">
                <text:p>21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